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2"/>&lt;meta charset="UTF-8"&gt;</text:p>
      <text:p text:style-name="Normal"><text:s text:c="2"/>&lt;title&gt;COVID-19 Data Analysis&lt;/title&gt;</text:p>
      <text:p text:style-name="Normal"><text:s text:c="2"/>&lt;script src="https://cdn.jsdelivr.net/npm/chart.js"&gt;&lt;/script&gt;</text:p>
      <text:p text:style-name="Normal"><text:s text:c="2"/>&lt;style&gt;</text:p>
      <text:p text:style-name="Normal"><text:s text:c="4"/>body {</text:p>
      <text:p text:style-name="Normal"><text:s text:c="6"/>font-family: Arial, sans-serif;</text:p>
      <text:p text:style-name="Normal"><text:s text:c="6"/>padding: 20px;</text:p>
      <text:p text:style-name="Normal"><text:s text:c="4"/>}</text:p>
      <text:p text:style-name="Normal"><text:s text:c="4"/>table {</text:p>
      <text:p text:style-name="Normal"><text:s text:c="6"/>border-collapse: collapse;</text:p>
      <text:p text:style-name="Normal"><text:s text:c="6"/>width: 100%;</text:p>
      <text:p text:style-name="Normal"><text:s text:c="6"/>margin-top: 20px;</text:p>
      <text:p text:style-name="Normal"><text:s text:c="4"/>}</text:p>
      <text:p text:style-name="Normal"><text:s text:c="4"/>th, td {</text:p>
      <text:p text:style-name="Normal"><text:s text:c="6"/>border: 1px solid #ccc;</text:p>
      <text:p text:style-name="Normal"><text:s text:c="6"/>padding: 8px;</text:p>
      <text:p text:style-name="Normal"><text:s text:c="6"/>text-align: center;</text:p>
      <text:p text:style-name="Normal"><text:s text:c="4"/>}</text:p>
      <text:p text:style-name="Normal"><text:s text:c="4"/>th {</text:p>
      <text:p text:style-name="Normal"><text:s text:c="6"/>background-color: #f4f4f4;</text:p>
      <text:p text:style-name="Normal"><text:s text:c="4"/>}</text:p>
      <text:p text:style-name="Normal"><text:s text:c="4"/>canvas {</text:p>
      <text:p text:style-name="Normal"><text:s text:c="6"/>max-width: 700px;</text:p>
      <text:p text:style-name="Normal"><text:s text:c="6"/>margin: 30px auto;</text:p>
      <text:p text:style-name="Normal"><text:s text:c="6"/>display: block;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/>
      <text:p text:style-name="Normal"><text:s text:c="2"/>&lt;h1&gt;COVID-19 Data Analysis&lt;/h1&gt;</text:p>
      <text:p text:style-name="Normal"/>
      <text:p text:style-name="Normal"><text:s text:c="2"/>&lt;p&gt;This page displays sample COVID-19 case data and basic analysis.&lt;/p&gt;</text:p>
      <text:p text:style-name="Normal"/>
      <text:p text:style-name="Normal"><text:s text:c="2"/>&lt;h2&gt;COVID-19 Cases by Country&lt;/h2&gt;</text:p>
      <text:p text:style-name="Normal"/>
      <text:p text:style-name="Normal"><text:s text:c="2"/>&lt;table&gt;</text:p>
      <text:p text:style-name="Normal"><text:s text:c="4"/>&lt;thead&gt;</text:p>
      <text:p text:style-name="Normal"><text:s text:c="6"/>&lt;tr&gt;</text:p>
      <text:p text:style-name="Normal"><text:s text:c="8"/>&lt;th&gt;Country&lt;/th&gt;</text:p>
      <text:p text:style-name="Normal"><text:s text:c="8"/>&lt;th&gt;Total Cases&lt;/th&gt;</text:p>
      <text:p text:style-name="Normal"><text:s text:c="8"/>&lt;th&gt;Deaths&lt;/th&gt;</text:p>
      <text:p text:style-name="Normal"><text:s text:c="8"/>&lt;th&gt;Recovered&lt;/th&gt;</text:p>
      <text:p text:style-name="Normal"><text:s text:c="6"/>&lt;/tr&gt;</text:p>
      <text:p text:style-name="Normal"><text:s text:c="4"/>&lt;/thead&gt;</text:p>
      <text:p text:style-name="Normal"><text:s text:c="4"/>&lt;tbody id="data-table"&gt;</text:p>
      <text:p text:style-name="Normal"><text:s text:c="6"/>&lt;!-- Data will be injected here --&gt;</text:p>
      <text:p text:style-name="Normal"><text:s text:c="4"/>&lt;/tbody&gt;</text:p>
      <text:p text:style-name="Normal"><text:s text:c="2"/>&lt;/table&gt;</text:p>
      <text:p text:style-name="Normal"/>
      <text:p text:style-name="Normal"><text:s text:c="2"/>&lt;h2&gt;Total Cases Bar Chart&lt;/h2&gt;</text:p>
      <text:p text:style-name="Normal"><text:s text:c="2"/>&lt;canvas id="covidChart"&gt;&lt;/canvas&gt;</text:p>
      <text:p text:style-name="Normal"/>
      <text:p text:style-name="Normal"><text:s text:c="2"/>&lt;script&gt;</text:p>
      <text:p text:style-name="Normal"><text:s text:c="4"/>// Sample static data</text:p>
      <text:p text:style-name="Normal"><text:s text:c="4"/>const covidData = [</text:p>
      <text:p text:style-name="Normal"><text:s text:c="6"/>{ country: "USA", cases: 34500000, deaths: 610000, recovered: 29000000 },</text:p>
      <text:p text:style-name="Normal"><text:s text:c="6"/>{ country: "India", cases: 31000000, deaths: 410000, recovered: 30200000 },</text:p>
      <text:p text:style-name="Normal"><text:s text:c="6"/>{ country: "Brazil", cases: 20000000, deaths: 560000, recovered: 19000000 },</text:p>
      <text:p text:style-name="Normal"><text:s text:c="6"/>{ country: "Russia", cases: 6200000, deaths: 155000, recovered: 5800000 },</text:p>
      <text:p text:style-name="Normal"><text:s text:c="6"/>{ country: "UK", cases: 590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NKA SANTHOSH</meta:initial-creator>
    <dc:creator>PRIYANKA SANTHOSH</dc:creator>
    <meta:creation-date>2025-09-09T10:18:00Z</meta:creation-date>
    <dc:date>2025-09-09T10:18:00Z</dc:date>
    <meta:template xlink:href="Normal.dotm" xlink:type="simple"/>
    <meta:editing-cycles>3</meta:editing-cycles>
    <meta:editing-duration>PT120S</meta:editing-duration>
    <meta:document-statistic meta:page-count="1" meta:paragraph-count="3" meta:word-count="225" meta:character-count="1506" meta:row-count="10" meta:non-whitespace-character-count="1284"/>
  </office:meta>
</office:document-meta>
</file>